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171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78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Progress_5f_2-title">
      <style:graphic-properties fo:min-height="3.507cm"/>
      <style:paragraph-properties style:writing-mode="lr-tb"/>
    </style:style>
    <style:style style:name="pr14" style:family="presentation" style:parent-style-name="Progress_5f_2-notes">
      <style:graphic-properties draw:fill-color="#ffffff" fo:min-height="13.364cm"/>
      <style:paragraph-properties style:writing-mode="lr-tb"/>
    </style:style>
    <style:style style:name="pr15" style:family="presentation" style:parent-style-name="Progress_5f_2-outline1">
      <style:graphic-properties fo:min-height="11.93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72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72pt" style:font-size-asian="24pt" style:font-size-complex="24pt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cm 9.099cm)" presentation:class="title" presentation:user-transformed="true">
          <draw:text-box>
            <text:p>Digital computer/forensics</text:p>
          </draw:text-box>
        </draw:frame>
        <draw:frame presentation:style-name="pr2" draw:text-style-name="P2" draw:layer="layout" svg:width="24.632cm" svg:height="2.277cm" draw:transform="rotate (0.186401164112994) translate (2.773cm 15.565cm)">
          <draw:text-box>
            <text:list text:style-name="L1">
              <text:list-header>
                <text:p text:style-name="P1"><text:author-name text:fixed="false"> </text:author-name>Alexandre Duquenne 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1.632cm" svg:height="2.171cm" draw:transform="skewX (-3.9641817200849E-017) rotate (0.188670092140587) translate (0.122cm 2.894cm)" presentation:class="title" presentation:user-transformed="true">
          <draw:text-box>
            <text:p>C’est quoi ? </text:p>
          </draw:text-box>
        </draw:frame>
        <draw:frame presentation:style-name="pr5" draw:layer="layout" svg:width="24cm" svg:height="6.537cm" svg:x="1.8cm" svg:y="7.8cm" presentation:class="outline" presentation:user-transformed="true">
          <draw:text-box>
            <text:list text:style-name="L2">
              <text:list-item>
                <text:p>Un groupe de personnes qui va enquêter sur l’origine, la raison et le déroulement d’une attaque. </text:p>
                <text:p/>
              </text:list-item>
              <text:list-item>
                <text:p>L’investigation va permettre de comprendre ce qu’il s’est passé. 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192cm" svg:height="3.785cm" draw:transform="rotate (0.188670092140587) translate (0.345cm 2.125cm)" presentation:class="title" presentation:user-transformed="true">
          <draw:text-box>
            <text:p>Les différentes <text:line-break/>étapes de l’investigation </text:p>
          </draw:text-box>
        </draw:frame>
        <draw:frame presentation:style-name="pr8" draw:layer="layout" svg:width="24.631cm" svg:height="10.915cm" svg:x="2.6cm" svg:y="7cm" presentation:class="outline" presentation:user-transformed="true">
          <draw:text-box>
            <text:list text:style-name="L2">
              <text:list-item>
                <text:p>L’identification.</text:p>
                <text:p/>
              </text:list-item>
              <text:list-item>
                <text:p>La collecte des appareils.</text:p>
                <text:p/>
              </text:list-item>
              <text:list-item>
                <text:p>La récolte des données.</text:p>
                <text:p/>
              </text:list-item>
              <text:list-item>
                <text:p>Analyse des données.</text:p>
                <text:p/>
              </text:list-item>
              <text:list-item>
                <text:p>Documentation/Reporting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192cm" svg:height="3.507cm" draw:transform="rotate (0.188670092140587) translate (0.285cm 5.223cm)" presentation:class="title" presentation:user-transformed="true">
          <draw:text-box>
            <text:p>L’identification <text:line-break/><text:span text:style-name="T1">Est il nécessaire de faire une enquête ? </text:span></text:p>
          </draw:text-box>
        </draw:frame>
        <draw:frame presentation:style-name="pr11" draw:layer="layout" svg:width="23.92cm" svg:height="7.586cm" svg:x="1.68cm" svg:y="9.8cm" presentation:class="outline" presentation:user-transformed="true">
          <draw:text-box>
            <text:list text:style-name="L2">
              <text:list-item>
                <text:p>Qui a été attaqué ? </text:p>
              </text:list-item>
              <text:list-item>
                <text:p>Quels sont les machines concernées ? </text:p>
              </text:list-item>
              <text:list-item>
                <text:p>Quelle équipe et avec quel matériel faut-il l’envoyer ? 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0" draw:layer="layout" svg:width="25.192cm" svg:height="3.507cm" draw:transform="rotate (0.188670092140587) translate (0.8cm 4.355cm)" presentation:class="title" presentation:user-transformed="true">
          <draw:text-box>
            <text:p>Collecte </text:p>
          </draw:text-box>
        </draw:frame>
        <draw:frame presentation:style-name="pr11" draw:layer="layout" svg:width="24.631cm" svg:height="7.986cm" svg:x="6cm" svg:y="11.014cm" presentation:class="outline" presentation:user-transformed="true">
          <draw:text-box>
            <text:list text:style-name="L2">
              <text:list-item>
                <text:p>Saisir toutes les machines. </text:p>
              </text:list-item>
              <text:list-item>
                <text:p>Bloquer l’accès.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Récolte </text:p>
          </draw:text-box>
        </draw:frame>
        <draw:frame presentation:style-name="pr11" draw:layer="layout" svg:width="24.631cm" svg:height="7.986cm" svg:x="2.169cm" svg:y="10.414cm" presentation:class="outline" presentation:user-transformed="true">
          <draw:text-box>
            <text:list text:style-name="L2">
              <text:list-item>
                <text:p>Copier les données pour pouvoir enquêter dessus à l’aide de programmes tels que :</text:p>
                <text:p>FTK imager, Guymager, Volatility, ..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 xml:id="id7" draw:id="id7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Analyse des données </text:p>
          </draw:text-box>
        </draw:frame>
        <draw:frame presentation:style-name="pr11" draw:layer="layout" svg:width="24.631cm" svg:height="7.986cm" svg:x="3.2cm" svg:y="11.214cm" presentation:class="outline" presentation:user-transformed="true">
          <draw:text-box>
            <text:list text:style-name="L2">
              <text:list-item>
                <text:p>Recherche en profondeurs des preuves </text:p>
                <text:p><text:s/>( Qui, quoi, comment ? ) 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 xml:id="id8" draw:id="id8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Documentation/Reporting </text:p>
          </draw:text-box>
        </draw:frame>
        <draw:frame presentation:style-name="pr11" draw:layer="layout" svg:width="24.631cm" svg:height="7.986cm" svg:x="1.68cm" svg:y="10.8cm" presentation:class="outline" presentation:user-transformed="true">
          <draw:text-box>
            <text:list text:style-name="L2">
              <text:list-item>
                <text:p>Résoudre le problème qui est survenu si possible.</text:p>
              </text:list-item>
              <text:list-item>
                <text:p>Expliquer de manière détaillée comment ils y sont parvenus .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gress_5f_2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13" draw:text-style-name="P4" draw:layer="layout" svg:width="25.192cm" svg:height="3.507cm" draw:transform="skewX (2.10761195999151E-017) rotate (0.194080612821769) translate (0.8cm 10.659cm)" presentation:class="title" presentation:user-transformed="true">
          <draw:text-box>
            <text:p><text:span text:style-name="T2">Merci ! 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gress_5f_2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13" draw:layer="layout" svg:width="25.192cm" svg:height="3.507cm" svg:x="1.4cm" svg:y="0.893cm" presentation:class="title" presentation:user-transformed="true">
          <draw:text-box>
            <text:p>Liens</text:p>
          </draw:text-box>
        </draw:frame>
        <draw:frame presentation:style-name="pr15" draw:layer="layout" svg:width="24.632cm" svg:height="12.183cm" svg:x="1.768cm" svg:y="6.417cm" presentation:class="outline" presentation:user-transformed="true">
          <draw:text-box>
            <text:list text:style-name="L2">
              <text:list-item>
                <text:p text:style-name="P6"><text:span text:style-name="T3"><text:a xlink:href="https://go.exterro.com/l/43312/2022-08-23/f7rylq" xlink:type="simple">FTK Imager</text:a></text:span></text:p>
              </text:list-item>
              <text:list-item>
                <text:p text:style-name="P6"><text:span text:style-name="T3"><text:a xlink:href="https://www.autopsy.com/download/" xlink:type="simple">Autopsy</text:a></text:span></text:p>
              </text:list-item>
              <text:list-item>
                <text:p text:style-name="P6"><text:span text:style-name="T3"><text:a xlink:href="https://www.volatilityfoundation.org/releases" xlink:type="simple">Volatility</text:a></text:span></text:p>
              </text:list-item>
              <text:list-item>
                <text:p text:style-name="P6"><text:a xlink:href="https://www.youtube.com/c/DFIRScience/videos" xlink:type="simple">DFIRScience - YouTube</text:a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2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2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2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10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10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3T10:19:07.881000000</meta:creation-date>
    <meta:editing-duration>PT2H34M30S</meta:editing-duration>
    <meta:editing-cycles>3</meta:editing-cycles>
    <meta:generator>LibreOffice/7.4.1.2$Windows_X86_64 LibreOffice_project/3c58a8f3a960df8bc8fd77b461821e42c061c5f0</meta:generator>
    <dc:title>Progress</dc:title>
    <dc:date>2022-10-13T13:53:16.694000000</dc:date>
    <meta:document-statistic meta:object-count="108"/>
  </office:meta>
</office:document-meta>
</file>